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22228" officeooo:paragraph-rsid="0002222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02222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0bc7c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0d9f4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0f236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228e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24d4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4142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509f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776a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97a5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022228"/>
    </style:style>
    <style:style style:name="P13" style:family="paragraph" style:parent-style-name="Standard">
      <style:paragraph-properties fo:text-align="justify" style:justify-single-word="false"/>
      <style:text-properties officeooo:paragraph-rsid="000bc7c8"/>
    </style:style>
    <style:style style:name="P14" style:family="paragraph" style:parent-style-name="Standard">
      <style:paragraph-properties fo:text-align="justify" style:justify-single-word="false"/>
      <style:text-properties officeooo:paragraph-rsid="000d9f48"/>
    </style:style>
    <style:style style:name="P15" style:family="paragraph" style:parent-style-name="Standard">
      <style:paragraph-properties fo:text-align="justify" style:justify-single-word="false"/>
      <style:text-properties officeooo:paragraph-rsid="00124d4e"/>
    </style:style>
    <style:style style:name="P16" style:family="paragraph" style:parent-style-name="Standard">
      <style:paragraph-properties fo:text-align="justify" style:justify-single-word="false"/>
      <style:text-properties officeooo:paragraph-rsid="001228e9"/>
    </style:style>
    <style:style style:name="P17" style:family="paragraph" style:parent-style-name="Standard">
      <style:paragraph-properties fo:text-align="justify" style:justify-single-word="false"/>
      <style:text-properties officeooo:paragraph-rsid="00141422"/>
    </style:style>
    <style:style style:name="P18" style:family="paragraph" style:parent-style-name="Standard">
      <style:paragraph-properties fo:text-align="justify" style:justify-single-word="false"/>
      <style:text-properties officeooo:paragraph-rsid="001776af"/>
    </style:style>
    <style:style style:name="P19" style:family="paragraph" style:parent-style-name="Standard">
      <style:paragraph-properties fo:text-align="justify" style:justify-single-word="false"/>
      <style:text-properties officeooo:paragraph-rsid="001ab6f7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776a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weight="normal" officeooo:rsid="00022228" officeooo:paragraph-rsid="001b9720" style:font-weight-asian="normal" style:font-weight-complex="normal"/>
    </style:style>
    <style:style style:name="T1" style:family="text">
      <style:text-properties fo:language="en" fo:country="US" officeooo:rsid="0006cfd5"/>
    </style:style>
    <style:style style:name="T2" style:family="text">
      <style:text-properties fo:language="en" fo:country="US" fo:font-weight="bold" officeooo:rsid="000a8fd4" style:font-weight-asian="bold" style:font-weight-complex="bold"/>
    </style:style>
    <style:style style:name="T3" style:family="text">
      <style:text-properties fo:language="en" fo:country="US" officeooo:rsid="000a8fd4"/>
    </style:style>
    <style:style style:name="T4" style:family="text">
      <style:text-properties fo:language="en" fo:country="US" officeooo:rsid="000bc7c8"/>
    </style:style>
    <style:style style:name="T5" style:family="text">
      <style:text-properties fo:language="en" fo:country="US" officeooo:rsid="001776af"/>
    </style:style>
    <style:style style:name="T6" style:family="text">
      <style:text-properties fo:language="en" fo:country="US" officeooo:rsid="0018a82a"/>
    </style:style>
    <style:style style:name="T7" style:family="text">
      <style:text-properties officeooo:rsid="000568ef"/>
    </style:style>
    <style:style style:name="T8" style:family="text">
      <style:text-properties fo:language="uk" fo:country="UA" officeooo:rsid="000568ef"/>
    </style:style>
    <style:style style:name="T9" style:family="text">
      <style:text-properties fo:language="uk" fo:country="UA" officeooo:rsid="001b9720"/>
    </style:style>
    <style:style style:name="T10" style:family="text">
      <style:text-properties fo:language="ru" fo:country="RU" fo:font-weight="normal" officeooo:rsid="00022228" style:font-weight-asian="normal" style:font-weight-complex="normal"/>
    </style:style>
    <style:style style:name="T11" style:family="text">
      <style:text-properties fo:language="ru" fo:country="RU" fo:font-weight="normal" officeooo:rsid="000bc7c8" style:font-weight-asian="normal" style:font-weight-complex="normal"/>
    </style:style>
    <style:style style:name="T12" style:family="text">
      <style:text-properties fo:language="ru" fo:country="RU" fo:font-weight="normal" officeooo:rsid="000d9f48" style:font-weight-asian="normal" style:font-weight-complex="normal"/>
    </style:style>
    <style:style style:name="T13" style:family="text">
      <style:text-properties fo:language="ru" fo:country="RU" fo:font-weight="normal" officeooo:rsid="00124d4e" style:font-weight-asian="normal" style:font-weight-complex="normal"/>
    </style:style>
    <style:style style:name="T14" style:family="text">
      <style:text-properties fo:language="ru" fo:country="RU" fo:font-weight="normal" officeooo:rsid="001228e9" style:font-weight-asian="normal" style:font-weight-complex="normal"/>
    </style:style>
    <style:style style:name="T15" style:family="text">
      <style:text-properties fo:language="ru" fo:country="RU" fo:font-weight="normal" officeooo:rsid="00183404" style:font-weight-asian="normal" style:font-weight-complex="normal"/>
    </style:style>
    <style:style style:name="T16" style:family="text">
      <style:text-properties fo:language="ru" fo:country="RU" fo:font-weight="bold" officeooo:rsid="001228e9" style:font-weight-asian="bold" style:font-weight-complex="bold"/>
    </style:style>
    <style:style style:name="T17" style:family="text">
      <style:text-properties officeooo:rsid="0006cfd5"/>
    </style:style>
    <style:style style:name="T18" style:family="text">
      <style:text-properties officeooo:rsid="000a8fd4"/>
    </style:style>
    <style:style style:name="T19" style:family="text">
      <style:text-properties fo:font-weight="bold" officeooo:rsid="001228e9" style:font-weight-asian="bold" style:font-weight-complex="bold"/>
    </style:style>
    <style:style style:name="T20" style:family="text">
      <style:text-properties officeooo:rsid="000bc7c8"/>
    </style:style>
    <style:style style:name="T21" style:family="text">
      <style:text-properties officeooo:rsid="000f236a"/>
    </style:style>
    <style:style style:name="T22" style:family="text">
      <style:text-properties officeooo:rsid="001228e9"/>
    </style:style>
    <style:style style:name="T23" style:family="text">
      <style:text-properties officeooo:rsid="001509fe"/>
    </style:style>
    <style:style style:name="T24" style:family="text">
      <style:text-properties officeooo:rsid="00160d97"/>
    </style:style>
    <style:style style:name="T25" style:family="text">
      <style:text-properties officeooo:rsid="001776af"/>
    </style:style>
    <style:style style:name="T26" style:family="text">
      <style:text-properties officeooo:rsid="0018a82a"/>
    </style:style>
    <style:style style:name="T27" style:family="text">
      <style:text-properties officeooo:rsid="00197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дактор Текстовых Сцен</text:p>
      <text:p text:style-name="P2"><text:tab/></text:p>
      <text:p text:style-name="P2"/>
      <text:p text:style-name="P2"><text:tab/>Текстовая сцена это набор связанных элементов, каждый из которых представляет собой отдельный объект. Строится Сцена по схеме диалога, то есть сначала происходит некое игровое событие, а потом загружается список доступных вариантов реакции игрока. Каждый вариант связан со следующим элементом повествования, а тот, в свою очередь, содержит свой набор реакций и т. д. <text:s/>Элементами Сцены могут выступать: Текст, Ответ, Скрипт и Условие.</text:p>
      <text:p text:style-name="P2"/>
      <text:p text:style-name="P2"><text:tab/>Текст – это обычное, неинтерактивное событие. Просто вывод текста, вроде: «Вы находитесь на главной площади города».</text:p>
      <text:p text:style-name="P2"><text:tab/>Ответ – это описание реакции игрока, например: «Осмотреться». К одному тексту может относиться неограниченное количество Ответов.</text:p>
      <text:p text:style-name="P2"><text:tab/><text:span text:style-name="T8">Доп. </text:span><text:span text:style-name="T7">Ответ – то же, что и обычный Ответ, но содержит проверку на стадию выполнения квеста, кроме того может изменять текущую стадию квеста. Например, вариант «Применить заклинание Призыв демона» будет доступен в списке Ответов, только если у игрока есть квест «Чернокнижник» и он находится на стадии 10. При выборе Ответа стадия квеста может быть изменена на 20.</text:span></text:p>
      <text:p text:style-name="P2"><text:tab/>Скрипт – игровой скрипт, который будет выполнен, как только активируется данный элемент.</text:p>
      <text:p text:style-name="P2"><text:tab/>Условие – <text:span text:style-name="T8">похоже на Ответ, но </text:span><text:span text:style-name="T17">содержит условие, при котором этот вариант реакции будет доступен. Например, вариант «Сыграть на лютне» будет доступен только при условии, что у игрока есть предмет «Лютня» в инвентаре (</text:span><text:span text:style-name="T1">Player.HasItem(‘Lute’)</text:span><text:span text:style-name="T17">).</text:span></text:p>
      <text:p text:style-name="P2"/>
      <text:p text:style-name="P2"><text:tab/><text:span text:style-name="T18">Каждый элемент описан с помощью класса. Все классы наследуются от класса </text:span><text:span text:style-name="T2">TDlgBaseText</text:span><text:span text:style-name="T3">, </text:span><text:span text:style-name="T18">который содержит следующие члены:</text:span></text:p>
      <text:p text:style-name="P2"/>
      <text:p text:style-name="P2"><text:tab/>void SetPos(int left, int top) – <text:span text:style-name="T20">устанавливает позицию объекта в окне отображения.</text:span></text:p>
      <text:p text:style-name="P2"><text:tab/>TBitBtn *CreateContainer(TBitmap *pic, TForm *owner) – <text:span text:style-name="T20">создает графическое отображение объекта.</text:span></text:p>
      <text:p text:style-name="P2"><text:tab/>void SetContainerImage(TBitmap *pic) – <text:span text:style-name="T20">устанавливает иконку для графического представления объекта.</text:span></text:p>
      <text:p text:style-name="P2"/>
      <text:p text:style-name="P2"><text:tab/>virtual const wchar_t *CreateXML() <text:s/>– <text:span text:style-name="T20">выгружает все свойства объекта в </text:span><text:span text:style-name="T4">XML.</text:span></text:p>
      <text:p text:style-name="P2"><text:tab/>virtual const wchar_t *GetInfo() – <text:span text:style-name="T20">возвращает все свойства объекта в виде форматированной строки.</text:span></text:p>
      <text:p text:style-name="P2"><text:tab/>virtual void GiveInfo(TStrings *lst) – <text:span text:style-name="T20">выгружает все свойства объекта в список.</text:span></text:p>
      <text:p text:style-name="P2"/>
      <text:p text:style-name="P2"><text:tab/>__property DlgType Type – <text:span text:style-name="T20">тип элемента (Текст, Ответ и т.д.)</text:span></text:p>
      <text:p text:style-name="P12"><text:span text:style-name="T10"><text:tab/>__property int ID – </text:span><text:span text:style-name="T11">идентификатор элемента.</text:span></text:p>
      <text:p text:style-name="P12"><text:span text:style-name="T10"><text:tab/>__property int LinkedID – </text:span><text:span text:style-name="T11">ИД элемента к которому привязан текущий элемент (предыдущий элемент в цепочке).</text:span></text:p>
      <text:p text:style-name="P2"><text:tab/>__property int LinkedFromID – <text:span text:style-name="T20">ИД элемента, привязанного к текущему (следующий элемент в цепочке).</text:span></text:p>
      <text:p text:style-name="P3"><text:tab/>__property TPoint InLink – точка для входяще<text:span text:style-name="T20">й</text:span> <text:span text:style-name="T20">связи от предыдущего элемента</text:span> (верхн. л<text:span text:style-name="T20">ев</text:span>. <text:span text:style-name="T20">у</text:span>гол).</text:p>
      <text:p text:style-name="P13"><text:span text:style-name="T10"><text:tab/>__property TPoint OutLink – точка для исходяще</text:span><text:span text:style-name="T11">й</text:span><text:span text:style-name="T10"> </text:span><text:span text:style-name="T11">связи к следующему элементу</text:span><text:span text:style-name="T10"> (нижн. пр. угол).</text:span></text:p>
      <text:p text:style-name="P14"><text:soft-page-break/><text:span text:style-name="T10"><text:tab/>__property int CardOfDialog – номер </text:span><text:span text:style-name="T12">Текста</text:span><text:span text:style-name="T10"> (сцены) к которому относится элемент.</text:span></text:p>
      <text:p text:style-name="P19"><text:span text:style-name="T10"><text:tab/>__property int NextCardOfDialog – номер следующего </text:span><text:span text:style-name="T12">Текста</text:span><text:span text:style-name="T10"> (сцены)</text:span></text:p>
      <text:p text:style-name="P4"><text:tab/>__property String XMLText – контейнер для хранения xml-структуры для экспорта элемента.</text:p>
      <text:p text:style-name="P4"><text:tab/>__property String Text – текст, который содержит элемент.</text:p>
      <text:p text:style-name="P4"><text:tab/>__property TBitBtn *Container – иконка элемента, отображается на форме.</text:p>
      <text:p text:style-name="P5"><text:tab/>__property int Left – позици<text:span text:style-name="T21">я</text:span> элемента на форме.</text:p>
      <text:p text:style-name="P5"><text:tab/>__property int Top – позици<text:span text:style-name="T21">я</text:span> элемента на форме.</text:p>
      <text:p text:style-name="P2"><text:tab/>__property int Cathegory – <text:span text:style-name="T21">категория элемента DLG_TEXT_LIKE или DLG_ANSW_LIKE.</text:span></text:p>
      <text:p text:style-name="P2"><text:tab/></text:p>
      <text:p text:style-name="P2"><text:tab/><text:span text:style-name="T22">Класс Текст </text:span><text:span text:style-name="T19">TDlgScreenText : public TDlgBaseText </text:span><text:span text:style-name="T22">содержит члены аналогичные базовому классу.</text:span></text:p>
      <text:p text:style-name="P2"/>
      <text:p text:style-name="P16"><text:span text:style-name="T10"><text:tab/></text:span><text:span text:style-name="T14">Класс От</text:span><text:span text:style-name="T15">вет</text:span><text:span text:style-name="T14"> </text:span><text:span text:style-name="T16">TDlgBaseAnswer : public TDlgBaseText </text:span><text:span text:style-name="T14">содержит (помимо базовых) следующие члены:</text:span></text:p>
      <text:p text:style-name="P6"/>
      <text:p text:style-name="P6"><text:tab/>__property int PrevLinkedFromID – для хранения старого id при выборе EndDialog.</text:p>
      <text:p text:style-name="P6"><text:tab/>__property bool EndDialog – отметка о том, что этот элемент закрывает сцену.</text:p>
      <text:p text:style-name="P6"/>
      <text:p text:style-name="P15"><text:span text:style-name="T10"><text:tab/></text:span><text:span text:style-name="T14">Класс </text:span><text:span text:style-name="T15">Доп. Ответ</text:span><text:span text:style-name="T14"> </text:span><text:span text:style-name="T16">TDlgAnswer : public TDlgBaseAnswer </text:span><text:span text:style-name="T14">содержит (помимо базовых) следующие члены:</text:span></text:p>
      <text:p text:style-name="P7"/>
      <text:p text:style-name="P15"><text:span text:style-name="T10"><text:tab/>__property String QuestName – им</text:span><text:span text:style-name="T13">я</text:span><text:span text:style-name="T10"> квеста, с которым работает </text:span><text:span text:style-name="T13">элемент.</text:span></text:p>
      <text:p text:style-name="P7"><text:tab/>__property String NeedQuestValue – значение квеста, которое нужно для отображения ответа.</text:p>
      <text:p text:style-name="P7"><text:tab/>__property String SetQuestValue – значение квеста, которое будет установлено при выборе ответа.</text:p>
      <text:p text:style-name="P7"/>
      <text:p text:style-name="P17"><text:span text:style-name="T10"><text:tab/></text:span><text:span text:style-name="T14">Класс </text:span><text:span text:style-name="T15">Скрипт</text:span><text:span text:style-name="T14"> </text:span><text:span text:style-name="T16">TDlgScript : public TDlgBaseText </text:span><text:span text:style-name="T14">содержит (помимо базовых) следующие члены:</text:span></text:p>
      <text:p text:style-name="P8"><text:tab/></text:p>
      <text:p text:style-name="P8"><text:tab/>__property String Params – <text:span text:style-name="T23">список параметров скрипта.</text:span></text:p>
      <text:p text:style-name="P9"><text:tab/>__property String Result – имя параметра*, в который сохраняется результат <text:span text:style-name="T23">(для работ</text:span><text:span text:style-name="T24">ы</text:span><text:span text:style-name="T23"> в редакторе не используется).</text:span></text:p>
      <text:p text:style-name="P9"/>
      <text:p text:style-name="P18"><text:span text:style-name="T10"><text:tab/></text:span><text:span text:style-name="T14">Класс </text:span><text:span text:style-name="T15">Условие</text:span><text:span text:style-name="T14"> </text:span><text:span text:style-name="T16">TDlgCondition : public TDlgBaseText </text:span><text:span text:style-name="T14">содержит (помимо базовых) следующие члены:</text:span></text:p>
      <text:p text:style-name="P10"/>
      <text:p text:style-name="P10"><text:tab/>__property String Condition – условие проверки, <text:span text:style-name="T26">содержит выражение на языке </text:span><text:span text:style-name="T6">ELI, </text:span><text:span text:style-name="T26">которое будет интерпретировано в виде скрипта. Если выражение истинно Текст в Условии отображается для игрока.</text:span></text:p>
      <text:p text:style-name="P21"><text:tab/>__property String ConditionScript – <text:span text:style-name="T9">текст скрипту Умови з підставленим виразом для перевірки.</text:span></text:p>
      <text:p text:style-name="P11"/>
      <text:p text:style-name="P10"/>
      <text:p text:style-name="P10"><text:tab/>* <text:span text:style-name="T25">о том, что такое параметр см. документацию по языку </text:span><text:span text:style-name="T5">EL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EasyOffice/7.5.0.3.0$Windows_X86_64 LibreOffice_project/05980a1173aba1d90dea3e57af5a30614ff95426</meta:generator>
    <dc:date>2023-05-26T15:50:57.469000000</dc:date>
    <meta:editing-duration>PT2H27M59S</meta:editing-duration>
    <meta:editing-cycles>23</meta:editing-cycles>
    <meta:document-statistic meta:table-count="0" meta:image-count="0" meta:object-count="0" meta:page-count="2" meta:paragraph-count="46" meta:word-count="576" meta:character-count="4485" meta:non-whitespace-character-count="3871"/>
  </office:meta>
</office:document-meta>
</file>